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7a55" officeooo:paragraph-rsid="000c7a55"/>
    </style:style>
    <style:style style:name="T1" style:family="text">
      <style:text-properties officeooo:rsid="000e15c2"/>
    </style:style>
    <style:style style:name="T2" style:family="text">
      <style:text-properties officeooo:rsid="000fc1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<text:span text:style-name="T1">python </text:span><text:span text:style-name="T2">woord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2T11:06:08.961397406</meta:creation-date>
    <dc:date>2021-07-22T11:49:56.927332405</dc:date>
    <meta:editing-duration>PT43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1" meta:word-count="3" meta:character-count="18" meta:non-whitespace-character-count="16"/>
  </office:meta>
</office:document-meta>
</file>